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text-properties officeooo:paragraph-rsid="0c8b5238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8c21b9"/>
    </style:style>
    <style:style style:name="P62" style:family="paragraph" style:parent-style-name="Standard">
      <style:text-properties officeooo:paragraph-rsid="0d72706e"/>
    </style:style>
    <style:style style:name="P63" style:family="paragraph" style:parent-style-name="Standard">
      <style:text-properties officeooo:paragraph-rsid="0dbec325"/>
    </style:style>
    <style:style style:name="P64" style:family="paragraph" style:parent-style-name="Standard">
      <style:text-properties officeooo:paragraph-rsid="0dedec60"/>
    </style:style>
    <style:style style:name="P65" style:family="paragraph" style:parent-style-name="Standard">
      <style:text-properties officeooo:paragraph-rsid="0e03342d"/>
    </style:style>
    <style:style style:name="P66" style:family="paragraph" style:parent-style-name="Standard">
      <style:text-properties officeooo:paragraph-rsid="0e0463fc"/>
    </style:style>
    <style:style style:name="P67" style:family="paragraph" style:parent-style-name="Standard">
      <style:text-properties officeooo:paragraph-rsid="0e051aee"/>
    </style:style>
    <style:style style:name="P68" style:family="paragraph" style:parent-style-name="Standard">
      <style:text-properties officeooo:paragraph-rsid="0e0bda5c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38fc62"/>
    </style:style>
    <style:style style:name="P71" style:family="paragraph" style:parent-style-name="Standard">
      <style:text-properties officeooo:paragraph-rsid="0e61c509"/>
    </style:style>
    <style:style style:name="P72" style:family="paragraph" style:parent-style-name="Standard">
      <style:text-properties officeooo:paragraph-rsid="0e671814"/>
    </style:style>
    <style:style style:name="P73" style:family="paragraph" style:parent-style-name="Standard">
      <style:text-properties officeooo:paragraph-rsid="0e82f1b0"/>
    </style:style>
    <style:style style:name="P74" style:family="paragraph" style:parent-style-name="Standard">
      <style:text-properties officeooo:paragraph-rsid="0e8aa5aa"/>
    </style:style>
    <style:style style:name="P75" style:family="paragraph" style:parent-style-name="Standard">
      <style:text-properties officeooo:rsid="0e8aa5aa" officeooo:paragraph-rsid="0e8aa5aa"/>
    </style:style>
    <style:style style:name="P76" style:family="paragraph" style:parent-style-name="Standard">
      <style:text-properties officeooo:paragraph-rsid="0eb9c424"/>
    </style:style>
    <style:style style:name="P77" style:family="paragraph" style:parent-style-name="Footnote">
      <style:text-properties officeooo:rsid="043ccc66" officeooo:paragraph-rsid="0e849f1d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9" style:family="paragraph" style:parent-style-name="Standard">
      <style:text-properties officeooo:paragraph-rsid="0ecd4bf5"/>
    </style:style>
    <style:style style:name="P80" style:family="paragraph" style:parent-style-name="Footnote">
      <style:text-properties officeooo:paragraph-rsid="0f025efd"/>
    </style:style>
    <style:style style:name="P81" style:family="paragraph" style:parent-style-name="Footnote">
      <style:text-properties officeooo:paragraph-rsid="0f051f9f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Footnote">
      <style:text-properties officeooo:paragraph-rsid="0f41a60d"/>
    </style:style>
    <style:style style:name="P87" style:family="paragraph" style:parent-style-name="Standard">
      <style:text-properties officeooo:paragraph-rsid="0f466349"/>
    </style:style>
    <style:style style:name="P88" style:family="paragraph" style:parent-style-name="Footnote">
      <style:text-properties officeooo:paragraph-rsid="0f12f362"/>
    </style:style>
    <style:style style:name="P89" style:family="paragraph" style:parent-style-name="Standard">
      <style:text-properties officeooo:paragraph-rsid="0f66ac77"/>
    </style:style>
    <style:style style:name="P90" style:family="paragraph" style:parent-style-name="Footnote">
      <style:text-properties style:font-name="Liberation Sans" officeooo:paragraph-rsid="0f772e2e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70ac5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6486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76f64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f787b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officeooo:rsid="047da547"/>
    </style:style>
    <style:style style:name="T3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officeooo:rsid="04473353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officeooo:rsid="0aace3cd"/>
    </style:style>
    <style:style style:name="T328" style:family="text">
      <style:text-properties fo:font-size="10pt" style:font-size-asian="10pt" style:font-size-complex="10pt"/>
    </style:style>
    <style:style style:name="T3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cf7e116"/>
    </style:style>
    <style:style style:name="T333" style:family="text">
      <style:text-properties officeooo:rsid="0b952edb"/>
    </style:style>
    <style:style style:name="T334" style:family="text">
      <style:text-properties loext:padding="0.049cm" loext:border="0.31pt solid #000000"/>
    </style:style>
    <style:style style:name="T335" style:family="text">
      <style:text-properties officeooo:rsid="0eef9ccc"/>
    </style:style>
    <style:style style:name="T336" style:family="text">
      <style:text-properties officeooo:rsid="0e80285f"/>
    </style:style>
    <style:style style:name="T337" style:family="text">
      <style:text-properties officeooo:rsid="0e838e2a"/>
    </style:style>
    <style:style style:name="T338" style:family="text">
      <style:text-properties officeooo:rsid="0e83c34e"/>
    </style:style>
    <style:style style:name="T33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fo:color="#808080" loext:opacity="100%" style:font-name="Liberation Sans" fo:font-size="12pt" style:font-size-asian="12pt" style:font-size-complex="12pt"/>
    </style:style>
    <style:style style:name="T35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officeooo:rsid="0f72614b"/>
    </style:style>
    <style:style style:name="T361" style:family="text">
      <style:text-properties officeooo:rsid="0f765c3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71"> </text:span></text:span><text:span text:style-name="Strong_20_Emphasis"><text:span text:style-name="T272">LTS</text:span></text:span><text:span text:style-name="T238"><text:note text:id="ftn1" text:note-class="footnote"><text:note-citation>1</text:note-citation><text:note-body><text:p text:style-name="P90"><text:span text:style-name="T279">LTS</text:span><text:span text:style-name="T292"> </text:span><text:span text:style-name="T293">staat voor</text:span><text:span text:style-name="T294"> </text:span><text:span text:style-name="T279">Long-Term Support, langetermijnondersteuning, </text:span><text:span text:style-name="T295">en </text:span><text:span text:style-name="T279">wordt </text:span><text:span text:style-name="T287">vanaf vrijgave </text:span><text:span text:style-name="T286">vijf</text:span><text:span text:style-name="T279"> jaar onder</text:span><text:span text:style-name="T296">houden. </text:span><text:span text:style-name="T298">D</text:span><text:span text:style-name="T295">eze </text:span><text:span text:style-name="T295"><text:reference-ref text:reference-format="text" text:ref-name="Distributie">Debian</text:reference-ref></text:span><text:span text:style-name="T295"><text:s/></text:span><text:span text:style-name="T295"><text:reference-ref text:reference-format="text" text:ref-name="Versie">11</text:reference-ref></text:span><text:span text:style-name="T295"><text:s/>LTS </text:span><text:span text:style-name="T293">van</text:span><text:span text:style-name="T296"> </text:span><text:span text:style-name="T285">augustus 2021</text:span><text:span text:style-name="T288"> </text:span><text:span text:style-name="T279">tot </text:span><text:span text:style-name="T285">augustus</text:span><text:span text:style-name="T281"> </text:span><text:span text:style-name="T279">202</text:span><text:span text:style-name="T282">6</text:span><text:span text:style-name="T283">.</text:span></text:p></text:note-body></text:note></text:span><text:span text:style-name="T241"> </text:span><text:reference-mark-start text:name="Editie"/><text:span text:style-name="T242">D</text:span><text:span text:style-name="T240">esktop</text:span><text:reference-mark-end text:name="Editie"/><text:span text:style-name="T239"> </text:span><text:span text:style-name="T241">(</text:span><text:span text:style-name="T243">B</text:span><text:span text:style-name="T244">ullseye</text:span><text:span text:style-name="T241">).</text:span></text:p>
      <text:p text:style-name="P4"/>
      <text:p text:style-name="P84"><text:span text:style-name="T35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99">voor</text:span><text:span text:style-name="T300"> </text:span><text:span text:style-name="T301">deze en andere </text:span><text:span text:style-name="T302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6"/>
      <text:p text:style-name="P35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03">(zie toelichting)</text:span><text:span text:style-name="T19">:</text:span></text:p>
      <text:p text:style-name="P30"><text:span text:style-name="Definition"><text:span text:style-name="T305">g</text:span></text:span><text:span text:style-name="Definition"><text:span text:style-name="T304">ebruiker</text:span></text:span><text:span text:style-name="Definition"><text:span text:style-name="T308"><text:tab/><text:tab/></text:span></text:span><text:span text:style-name="Definition"><text:span text:style-name="T324"> <text:tab/><text:tab/></text:span></text:span><text:span text:style-name="T309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9"><text:tab/></text:span><text:span text:style-name="T310">(</text:span><text:span text:style-name="T306">volledige naam, bijv. </text:span><text:span text:style-name="T322">J</text:span><text:span text:style-name="T323">a</text:span><text:span text:style-name="T322">n </text:span><text:span text:style-name="T323">Jansen</text:span><text:span text:style-name="T307">)</text:span></text:p>
      <text:p text:style-name="Standard"><text:span text:style-name="Definition"><text:span text:style-name="T305">g</text:span></text:span><text:span text:style-name="Definition"><text:span text:style-name="T304">ebruikersnaam<text:tab/></text:span></text:span><text:span text:style-name="Definition"><text:span text:style-name="T304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304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29"><text:span text:style-name="Definition"><text:span text:style-name="T312">c</text:span></text:span><text:span text:style-name="Definition"><text:span text:style-name="T311">omputernaam<text:tab/><text:tab/></text:span></text:span><text:span text:style-name="Definition"><text:span text:style-name="T309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9"><text:tab/></text:span></text:span><text:span text:style-name="Definition"><text:span text:style-name="T315">(</text:span></text:span><text:span text:style-name="Definition"><text:span text:style-name="T316">naam van de compute</text:span></text:span><text:span text:style-name="Definition"><text:span text:style-name="T317">r, </text:span></text:span><text:span text:style-name="Definition"><text:span text:style-name="T318">bijv. p</text:span></text:span><text:span text:style-name="Definition"><text:span text:style-name="T319">c02</text:span></text:span><text:span text:style-name="Definition"><text:span text:style-name="T315">)</text:span></text:span></text:p>
      <text:p text:style-name="P29"><text:span text:style-name="Definition"><text:span text:style-name="T305">o</text:span></text:span><text:span text:style-name="Definition"><text:span text:style-name="T304">pstartmenu</text:span></text:span><text:span text:style-name="Definition"><text:span text:style-name="T309"><text:tab/><text:tab/><text:tab/></text:span></text:span><text:span text:style-name="Definition"><text:span text:style-name="T309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9"><text:tab/></text:span></text:span><text:span text:style-name="Definition"><text:span text:style-name="T315">(</text:span></text:span><text:span text:style-name="Definition"><text:span text:style-name="T316">to</text:span></text:span><text:span text:style-name="Definition"><text:span text:style-name="T320">ets voor het opstartmedium</text:span></text:span><text:span text:style-name="Definition"><text:span text:style-name="T321">)</text:span></text:span></text:p>
      <text:p text:style-name="P29"><text:span text:style-name="Definition"><text:span text:style-name="T313">i</text:span></text:span><text:span text:style-name="Definition"><text:span text:style-name="T314">nstellingen</text:span></text:span><text:span text:style-name="T315"><text:tab/> <text:tab/><text:tab/></text:span><text:span text:style-name="T315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5"><text:tab/>(</text:span><text:span text:style-name="T316">toets voor het BIOS/UEFI-scherm</text:span><text:span text:style-name="T315">)</text:span></text:p>
      <text:p text:style-name="P32"><text:span text:style-name="Definition"><text:span text:style-name="T340">g</text:span></text:span><text:span text:style-name="Definition"><text:span text:style-name="T339">ebruiker</text:span></text:span><text:span text:style-name="Definition"><text:span text:style-name="T341">2</text:span></text:span><text:span text:style-name="Definition"><text:span text:style-name="T342"><text:tab/></text:span></text:span><text:span text:style-name="Definition"><text:span text:style-name="T352"> <text:tab/><text:tab/></text:span></text:span><text:span text:style-name="T343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43"><text:tab/></text:span><text:span text:style-name="T344">(</text:span><text:span text:style-name="T345">volledige naam </text:span><text:span text:style-name="T346">evt. 2</text:span><text:span text:style-name="T353">e</text:span><text:span text:style-name="T346"> gebruiker</text:span><text:span text:style-name="T347">)</text:span></text:p>
      <text:p text:style-name="P79"><text:span text:style-name="Definition"><text:span text:style-name="T340">g</text:span></text:span><text:span text:style-name="Definition"><text:span text:style-name="T339">ebruikersnaam</text:span></text:span><text:span text:style-name="Definition"><text:span text:style-name="T341">2</text:span></text:span><text:span text:style-name="Definition"><text:span text:style-name="T348"><text:tab/></text:span></text:span><text:span text:style-name="Definition"><text:span text:style-name="T348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8"><text:tab/></text:span></text:span><text:span text:style-name="T349">(korte naam</text:span><text:span text:style-name="T350"> </text:span><text:span text:style-name="T351">evt. 2</text:span><text:span text:style-name="T354">e</text:span><text:span text:style-name="T351"> gebruiker</text:span><text:span text:style-name="T349">)</text:span></text:p>
      <text:p text:style-name="P32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7"/>
      <text:p text:style-name="P31"><text:span text:style-name="Strong_20_Emphasis"><text:span text:style-name="T258"/></text:span></text:p>
      <text:p text:style-name="P33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8"><text:span text:style-name="Strong_20_Emphasis"><text:span text:style-name="T257"/></text:span></text:p>
      <text:p text:style-name="P28"><text:span text:style-name="Strong_20_Emphasis"><text:span text:style-name="T257"/></text:span></text:p>
      <text:list xml:id="list3293305674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8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8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3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39"/>
      <text:list xml:id="list185609930505906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4"><text:span text:style-name="T275">Start de computer op vanaf </text:span><text:span text:style-name="T276">een </text:span><text:span text:style-name="T276"><text:reference-ref text:reference-format="text" text:ref-name="Distributie">Debian</text:reference-ref></text:span><text:span text:style-name="T276"><text:s/></text:span><text:span text:style-name="Strong_20_Emphasis"><text:span text:style-name="T265"><text:reference-ref text:reference-format="text" text:ref-name="Versie">11</text:reference-ref></text:span></text:span><text:span text:style-name="Strong_20_Emphasis"><text:span text:style-name="T265"><text:s/></text:span></text:span><text:span text:style-name="T277">(</text:span><text:span text:style-name="T278">Live</text:span><text:span text:style-name="T156"><text:note text:id="ftn5" text:note-class="footnote"><text:note-citation>1</text:note-citation><text:note-body><text:p text:style-name="P27"><text:span text:style-name="T325">Vanaf ee</text:span>n Live <text:span text:style-name="T327">USB-stick </text:span><text:span text:style-name="T335">(</text:span><text:span text:style-name="T327">of </text:span><text:span text:style-name="T335">cd/dvd</text:span><text:span text:style-name="T284">)</text:span><text:span text:style-name="T328"> </text:span>kunt <text:span text:style-name="T325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6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9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0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1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0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0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4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26">Locatie</text:span> kies bij <text:span text:style-name="T326">Regio</text:span> voor <text:span text:style-name="T326">Europa</text:span> en klik op <text:span text:style-name="T326">Volgende</text:span>.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26">Toetsenbord</text:span> kies <text:span text:style-name="T326">English (US)</text:span> en klik op <text:span text:style-name="T326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9"><text:span text:style-name="T6">Bij </text:span><text:span text:style-name="T17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49"><text:span text:style-name="Strong_20_Emphasis"><text:span text:style-name="T112"/></text:span></text:p>
      <text:list xml:id="list185609125699670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1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3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2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4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1"><text:span text:style-name="Strong_20_Emphasis"><text:span text:style-name="T50"><text:tab/></text:span></text:span></text:p>
      <text:p text:style-name="P52"><text:span text:style-name="Strong_20_Emphasis"><text:span text:style-name="T80"/></text:span></text:p>
      <text:p text:style-name="P53"><text:span text:style-name="Strong_20_Emphasis"><text:span text:style-name="T70"/></text:span></text:p>
      <text:list xml:id="list185610176303728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0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6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7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3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5">D</text:span>e <text:span text:style-name="T334">Super</text:span>-toets <text:span text:style-name="T245">is </text:span>de Windows<text:span text:style-name="T332">-</text:span><text:span text:style-name="T333">toets</text:span>, <text:span text:style-name="T332">C</text:span>ommand-<text:span text:style-name="T333">toets</text:span>, of <text:span text:style-name="T332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5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3"><text:span text:style-name="Strong_20_Emphasis"><text:span text:style-name="T97"/></text:span></text:p>
      <text:p text:style-name="P19"/>
      <text:p text:style-name="P19"/>
      <text:p text:style-name="P76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6"> installatie van </text:span><text:span text:style-name="T266"><text:reference-ref text:reference-format="text" text:ref-name="Distributie">Debian</text:reference-ref></text:span><text:span text:style-name="T266"><text:s/></text:span><text:span text:style-name="T267"><text:reference-ref text:reference-format="text" text:ref-name="Versie">11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268"> </text:span><text:span text:style-name="T266"><text:reference-ref text:reference-format="text" text:ref-name="Editie">Desktop</text:reference-ref></text:span><text:span text:style-name="T266"><text:s/>is voltooid.</text:span></text:p>
      <text:p text:style-name="P42"/>
      <text:p text:style-name="P34"><text:span text:style-name="Emphasis"><text:span text:style-name="T355">Geschreven </text:span></text:span><text:span text:style-name="Emphasis"><text:span text:style-name="T359">in </text:span></text:span><text:span text:style-name="Emphasis"><text:span text:style-name="T358">2021 </text:span></text:span><text:span text:style-name="Emphasis"><text:span text:style-name="T355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6">Karel Zimmer</text:span></text:span></text:a><text:span text:style-name="Emphasis"><text:span text:style-name="T35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7">Creative Commons Publiek Domein Verklaring</text:span></text:span></text:a><text:span text:style-name="Emphasis"><text:span text:style-name="T3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0-28T18:56:08.822083901">28-10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28T18:56:08.644738524</dc:date>
    <meta:keyword>Installatie</meta:keyword>
    <meta:keyword>Checklist</meta:keyword>
    <meta:keyword>Linux</meta:keyword>
    <meta:editing-cycles>6684</meta:editing-cycles>
    <meta:editing-duration>P11DT18H38M42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9" meta:character-count="4964" meta:non-whitespace-character-count="4257"/>
    <meta:user-defined meta:name="Info 1"/>
    <meta:user-defined meta:name="Info 2"/>
    <meta:user-defined meta:name="Info 3"/>
    <meta:user-defined meta:name="Info 4"/>
  </office:meta>
</office:document-meta>
</file>